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0e29c0" style:font-size-asian="14pt" style:font-weight-asian="normal" style:font-size-complex="14pt" style:font-weight-complex="normal"/>
    </style:style>
    <style:style style:name="P3" style:family="paragraph" style:parent-style-name="Text_20_body" style:list-style-name="L1">
      <style:paragraph-properties fo:margin-top="0.423cm" fo:margin-bottom="0.423cm" style:contextual-spacing="false" fo:text-align="justify" style:justify-single-word="false" fo:orphans="2" fo:widows="2"/>
      <style:text-properties officeooo:paragraph-rsid="000e29c0"/>
    </style:style>
    <style:style style:name="P4" style:family="paragraph" style:parent-style-name="Heading_20_4">
      <style:paragraph-properties fo:margin-left="0cm" fo:margin-right="0cm" fo:margin-top="0.847cm" fo:margin-bottom="0.423cm" style:contextual-spacing="false" style:line-height-at-least="0.794cm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6" style:family="paragraph" style:parent-style-name="Text_20_body" style:list-style-name="L2">
      <style:paragraph-properties fo:margin-top="0cm" fo:margin-bottom="0cm" style:contextual-spacing="false" fo:text-align="justify" style:justify-single-word="false" fo:orphans="2" fo:widows="2" fo:padding="0cm" fo:border="none"/>
      <style:text-properties officeooo:paragraph-rsid="000e29c0"/>
    </style:style>
    <style:style style:name="P7" style:family="paragraph" style:parent-style-name="Text_20_body" style:list-style-name="L3">
      <style:paragraph-properties fo:margin-top="0cm" fo:margin-bottom="0cm" style:contextual-spacing="false" fo:text-align="justify" style:justify-single-word="false" fo:orphans="2" fo:widows="2" fo:padding="0cm" fo:border="none"/>
      <style:text-properties officeooo:paragraph-rsid="000e29c0"/>
    </style:style>
    <style:style style:name="P8" style:family="paragraph" style:parent-style-name="Heading_20_3">
      <style:paragraph-properties fo:margin-left="0cm" fo:margin-right="0cm" fo:margin-top="0.847cm" fo:margin-bottom="0.423cm" style:contextual-spacing="false" style:line-height-at-least="0.794cm" fo:text-align="justify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</style:style>
    <style:style style:name="P10" style:family="paragraph" style:parent-style-name="Text_20_body" style:list-style-name="L4">
      <style:paragraph-properties fo:margin-top="0cm" fo:margin-bottom="0.212cm" style:contextual-spacing="false" fo:text-align="justify" style:justify-single-word="false" fo:orphans="2" fo:widows="2" fo:padding="0cm" fo:border="none"/>
      <style:text-properties officeooo:paragraph-rsid="000f4316"/>
    </style:style>
    <style:style style:name="P11" style:family="paragraph" style:parent-style-name="Text_20_body" style:list-style-name="L4">
      <style:paragraph-properties fo:margin-top="0cm" fo:margin-bottom="0.212cm" style:contextual-spacing="false" fo:text-align="justify" style:justify-single-word="false" fo:orphans="2" fo:widows="2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0f4316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tab/>1. Назначение обучающей документации</text:h>
      <text:p text:style-name="P2"><text:tab/>Обучающая документация играет ключевую роль в процессе внедрения и последующей эксплуатации информационной системы. Она служит:</text:p>
      <text:list text:style-name="L1">
        <text:list-item>
          <text:p text:style-name="P3"><text:span text:style-name="Strong_20_Emphasis"><text:span text:style-name="T1">Источником знаний</text:span></text:span><text:span text:style-name="T1"> для новых сотрудников, позволяя им быстрее приступить к работе.</text:span></text:p>
        </text:list-item>
        <text:list-item>
          <text:p text:style-name="P3"><text:span text:style-name="Strong_20_Emphasis"><text:span text:style-name="T1">Справочным материалом</text:span></text:span><text:span text:style-name="T1"> для действующих пользователей при возникновении вопросов или нештатных ситуаций.</text:span></text:p>
        </text:list-item>
        <text:list-item>
          <text:p text:style-name="P3"><text:span text:style-name="Strong_20_Emphasis"><text:span text:style-name="T1">Инструментом стандартизации</text:span></text:span><text:span text:style-name="T1">, так как описывает единые, утверждённые способы выполнения операций всеми сотрудниками.</text:span></text:p>
        </text:list-item>
        <text:list-item>
          <text:p text:style-name="P3"><text:span text:style-name="Strong_20_Emphasis"><text:span text:style-name="T1">Снижением нагрузки на службу поддержки</text:span></text:span><text:span text:style-name="T1">, так как пользователи могут найти ответы на типовые вопросы самостоятельно.</text:span></text:p>
        </text:list-item>
      </text:list>
      <text:h text:style-name="P4" text:outline-level="4" text:is-list-header="true"><text:tab/>2. Виды обучающей документации</text:h>
      <text:p text:style-name="P5"><text:tab/>Для системы складского учёта выделяют следующие основные виды документации:</text:p>
      <text:list text:style-name="L2">
        <text:list-item>
          <text:p text:style-name="P6"><text:span text:style-name="Strong_20_Emphasis"><text:span text:style-name="T1">Руководство пользователя:</text:span></text:span><text:span text:style-name="T1"> предназначено для сотрудников склада (кладовщиков, комплектовщиков, операторов). Содержит пошаговые инструкции по выполнению ежедневных операций.</text:span></text:p>
        </text:list-item>
        <text:list-item>
          <text:p text:style-name="P6"><text:span text:style-name="Strong_20_Emphasis"><text:span text:style-name="T1">Руководство администратора:</text:span></text:span><text:span text:style-name="T1"> предназначено для специалистов, отвечающих за работоспособность системы. Содержит описание установки, настройки прав доступа, резервного копирования и мониторинга.</text:span></text:p>
        </text:list-item>
        <text:list-item>
          <text:p text:style-name="P6"><text:span text:style-name="Strong_20_Emphasis"><text:span text:style-name="T1">Инструкции по работе с системой:</text:span></text:span><text:span text:style-name="T1"> часто представляют собой краткие памятки (шпаргалки) по конкретным узким операциям (например, «Как провести инвентаризацию конкретного стеллажа»).</text:span></text:p>
        </text:list-item>
        <text:list-item>
          <text:p text:style-name="P6"><text:span text:style-name="Strong_20_Emphasis"><text:span text:style-name="T1">Справочные материалы:</text:span></text:span><text:span text:style-name="T1"> включают описание всех справочников (товары, контрагенты, склады), классификаторов и правил заполнения реквизитов.</text:span></text:p>
        </text:list-item>
      </text:list>
      <text:h text:style-name="P4" text:outline-level="4" text:is-list-header="true"><text:soft-page-break/><text:tab/>3. Определение целевой аудитории</text:h>
      <text:p text:style-name="P5"><text:tab/>В рамках проекта автоматизации склада документация разрабатывается для трёх основных групп:</text:p>
      <text:list text:style-name="L3">
        <text:list-item>
          <text:p text:style-name="P7"><text:span text:style-name="Strong_20_Emphasis"><text:span text:style-name="T1">Обычные пользователи (Кладовщики, Операторы):</text:span></text:span><text:span text:style-name="T1"> Им необходимы простые, понятные инструкции с большим количеством скриншотов и минимумом технических деталей.</text:span></text:p>
        </text:list-item>
        <text:list-item>
          <text:p text:style-name="P7"><text:span text:style-name="Strong_20_Emphasis"><text:span text:style-name="T1">Администраторы:</text:span></text:span><text:span text:style-name="T1"> Требуется техническая документация с описанием серверного ПО, настроек, логов ошибок и процедур восстановления.</text:span></text:p>
        </text:list-item>
        <text:list-item>
          <text:p text:style-name="P7"><text:span text:style-name="Strong_20_Emphasis"><text:span text:style-name="T1">Руководители (Заведующий складом, Логист):</text:span></text:span><text:span text:style-name="T1"> Документация для них фокусируется на получении отчётности, аналитических данных и мониторинге работы подчинённых в системе.</text:span></text:p>
        </text:list-item>
      </text:list>
      <text:h text:style-name="P8" text:outline-level="3"><text:tab/>4. Разработка структуры пользовательского руководства</text:h>
      <text:p text:style-name="P9"><text:span text:style-name="Strong_20_Emphasis"><text:span text:style-name="T1">Структура руководства пользователя для ИС «Складской учёт»:</text:span></text:span></text:p>
      <text:list text:style-name="L4">
        <text:list-item>
          <text:p text:style-name="P10"><text:span text:style-name="Strong_20_Emphasis"><text:span text:style-name="T1">Общие сведения о системе</text:span></text:span></text:p>
          <text:list>
            <text:list-item>
              <text:p text:style-name="P11">Назначение системы</text:p>
            </text:list-item>
            <text:list-item>
              <text:p text:style-name="P11">Функциональные возможности</text:p>
            </text:list-item>
            <text:list-item>
              <text:p text:style-name="P11">Термины и определения</text:p>
            </text:list-item>
          </text:list>
        </text:list-item>
        <text:list-item>
          <text:p text:style-name="P10"><text:span text:style-name="Strong_20_Emphasis"><text:span text:style-name="T1">Требования к пользователю</text:span></text:span></text:p>
          <text:list>
            <text:list-item>
              <text:p text:style-name="P11">Необходимые навыки работы с ПК</text:p>
            </text:list-item>
            <text:list-item>
              <text:p text:style-name="P11">Требования к браузеру/рабочей станции</text:p>
            </text:list-item>
          </text:list>
        </text:list-item>
        <text:list-item>
          <text:p text:style-name="P10"><text:span text:style-name="Strong_20_Emphasis"><text:span text:style-name="T1">Вход в систему</text:span></text:span></text:p>
          <text:list>
            <text:list-item>
              <text:p text:style-name="P11">Запуск программы</text:p>
            </text:list-item>
            <text:list-item>
              <text:p text:style-name="P11">Ввод логина и пароля</text:p>
            </text:list-item>
            <text:list-item>
              <text:p text:style-name="P11">Возможные проблемы при входе</text:p>
            </text:list-item>
          </text:list>
        </text:list-item>
        <text:list-item>
          <text:p text:style-name="P10"><text:span text:style-name="Strong_20_Emphasis"><text:span text:style-name="T1">Описание интерфейса</text:span></text:span></text:p>
          <text:list>
            <text:list-item>
              <text:p text:style-name="P11">Главное окно программы</text:p>
            </text:list-item>
            <text:list-item>
              <text:p text:style-name="P11">Панель навигации и разделы</text:p>
            </text:list-item>
            <text:list-item>
              <text:p text:style-name="P11">Рабочая область</text:p>
            </text:list-item>
          </text:list>
        </text:list-item>
        <text:list-item>
          <text:p text:style-name="P10"><text:span text:style-name="Strong_20_Emphasis"><text:span text:style-name="T1">Основные операции (складские процедуры)</text:span></text:span></text:p>
          <text:list>
            <text:list-item>
              <text:p text:style-name="P11"><text:soft-page-break/>Приёмка товара на склад</text:p>
            </text:list-item>
            <text:list-item>
              <text:p text:style-name="P11">Размещение товара по ячейкам</text:p>
            </text:list-item>
            <text:list-item>
              <text:p text:style-name="P11">Отгрузка товара</text:p>
            </text:list-item>
            <text:list-item>
              <text:p text:style-name="P11">Внутреннее перемещение</text:p>
            </text:list-item>
            <text:list-item>
              <text:p text:style-name="P11">Инвентаризация (пересчёт)</text:p>
            </text:list-item>
          </text:list>
        </text:list-item>
        <text:list-item>
          <text:p text:style-name="P10"><text:span text:style-name="Strong_20_Emphasis"><text:span text:style-name="T1">Формирование отчётов</text:span></text:span></text:p>
          <text:list>
            <text:list-item>
              <text:p text:style-name="P11">Отчёт по остаткам товаров</text:p>
            </text:list-item>
            <text:list-item>
              <text:p text:style-name="P11">Отчёт по движению товаров</text:p>
            </text:list-item>
          </text:list>
        </text:list-item>
        <text:list-item>
          <text:p text:style-name="P10"><text:span text:style-name="Strong_20_Emphasis"><text:span text:style-name="T1">Типовые ошибки и способы их устранения</text:span></text:span></text:p>
          <text:list>
            <text:list-item>
              <text:p text:style-name="P11">Сообщения об ошибках</text:p>
            </text:list-item>
            <text:list-item>
              <text:p text:style-name="P11">Действия в нештатных ситуациях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6:05:48.556815300</meta:creation-date>
    <dc:date>2026-03-17T16:13:26.404025700</dc:date>
    <meta:editing-duration>PT7M34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3" meta:paragraph-count="47" meta:word-count="354" meta:character-count="2779" meta:non-whitespace-character-count="2501"/>
  </office:meta>
</office:document-meta>
</file>